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igital reading</text:p>
          </table:table-cell>
          <table:table-cell office:value-type="string" calcext:value-type="string">
            <text:p>mapped V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bounds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table:formula="of:=+([.C10]-[.B10])*([.F9]-[.B9])/([.C9]-[.B9])+[.B10]" office:value-type="float" office:value="2.59530791788856" calcext:value-type="float">
            <text:p>2.59530791788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</text:p>
          </table:table-cell>
          <table:table-cell table:formula="of:=+[.G9]" office:value-type="float" office:value="2.59530791788856" calcext:value-type="float">
            <text:p>2.595307917888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10730" calcext:value-type="float">
            <text:p>1073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t</text:p>
          </table:table-cell>
          <table:table-cell table:formula="of:=+([.B17]*[.B19]+[.B18]*[.B19])/[.B18]" office:value-type="float" office:value="31401.9209039548" calcext:value-type="float">
            <text:p>31401.9209039548</text:p>
          </table:table-cell>
          <table:table-cell table:number-columns-repeated="5"/>
          <table:table-cell office:value-type="string" calcext:value-type="string">
            <text:p>Rt </text:p>
          </table:table-cell>
          <table:table-cell office:value-type="float" office:value="9000" calcext:value-type="float">
            <text:p>90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22:41:16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20-04-20T23:21:24.351000000</dc:date>
    <meta:editing-duration>PT29M21S</meta:editing-duration>
    <meta:editing-cycles>1</meta:editing-cycles>
    <meta:document-statistic meta:table-count="1" meta:cell-count="23" meta:object-count="0"/>
  </office:meta>
</office:document-meta>
</file>